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0.4937in"/>
      <style:text-properties officeooo:rsid="0005e303" officeooo:paragraph-rsid="0005e303"/>
    </style:style>
    <style:style style:name="P2" style:family="paragraph" style:parent-style-name="Standard" style:list-style-name="L2">
      <style:paragraph-properties fo:line-height="0.4937in"/>
      <style:text-properties officeooo:rsid="0006def9" officeooo:paragraph-rsid="0006def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7380295" text:style-name="L2">
        <text:list-item>
          <text:p text:style-name="P1">Combinatorial Optimization (intro)</text:p>
          <text:list>
            <text:list-item>
              <text:p text:style-name="P2">May have seen this as in (examples like salesman)</text:p>
            </text:list-item>
            <text:list-item>
              <text:p text:style-name="P1">Evolutionary Algorithms for Cryptography</text:p>
              <text:list>
                <text:list-item>
                  <text:p text:style-name="P2">great example since natural language shows it most clearly, we’re the best judges</text:p>
                </text:list-item>
              </text:list>
            </text:list-item>
            <text:list-item>
              <text:p text:style-name="P1">Simulated annealing</text:p>
            </text:list-item>
            <text:list-item>
              <text:p text:style-name="P1">Introduce substitution cipher</text:p>
            </text:list-item>
          </text:list>
        </text:list-item>
        <text:list-item>
          <text:p text:style-name="P1">Optical interferometry</text:p>
          <text:list>
            <text:list-item>
              <text:p text:style-name="P1">Annealing application, chi squared</text:p>
            </text:list-item>
            <text:list-item>
              <text:p text:style-name="P1">Balancing image stability with optimal convergence</text:p>
            </text:list-item>
          </text:list>
        </text:list-item>
        <text:list-item>
          <text:p text:style-name="P1">Zanella – Proposal distributions</text:p>
          <text:list>
            <text:list-item>
              <text:p text:style-name="P1">Bias proposal distribution toward high P regions</text:p>
              <text:list>
                <text:list-item>
                  <text:p text:style-name="P1">Theoretical technique</text:p>
                </text:list-item>
                <text:list-item>
                  <text:p text:style-name="P1">compare to Key score, key rank</text:p>
                </text:list-item>
              </text:list>
            </text:list-item>
            <text:list-item>
              <text:p text:style-name="P1">Oops I took a gradient, exploit structure</text:p>
            </text:list-item>
            <text:list-item>
              <text:p text:style-name="P1">Luckily simple for cipher task</text:p>
            </text:list-item>
          </text:list>
        </text:list-item>
        <text:list-item>
          <text:p text:style-name="P1">Demo</text:p>
        </text:list-item>
        <text:list-item>
          <text:p text:style-name="P1">Voynich manuscript, complexity</text:p>
          <text:list>
            <text:list-item>
              <text:p text:style-name="P1">Character entropy pap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4:35:28.431555058</meta:creation-date>
    <dc:date>2021-05-02T14:46:07.439476689</dc:date>
    <meta:editing-duration>PT10M38S</meta:editing-duration>
    <meta:editing-cycles>3</meta:editing-cycles>
    <meta:generator>LibreOffice/6.0.7.3$Linux_X86_64 LibreOffice_project/dc89aa7a9eabfd848af146d5086077aeed2ae4a5</meta:generator>
    <meta:document-statistic meta:table-count="0" meta:image-count="0" meta:object-count="0" meta:page-count="1" meta:paragraph-count="18" meta:word-count="101" meta:character-count="676" meta:non-whitespace-character-count="592"/>
  </office:meta>
</office:document-meta>
</file>